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201cm" svg:x="1cm" svg:y="7.273cm" presentation:class="title" presentation:user-transformed="true">
          <draw:text-box>
            <text:p>Analysing the Issue of Methamphetamine Abuse Through the See Judge Act Framework 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ames Macgilliv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ee – Identifying the Issu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ub abuse in Innisfail is very high relatively to other cities and towns</text:p>
              </text:list-item>
              <text:list-item>
                <text:p>Using population and crime statistics I found that in the past year 1.3% of Cassowary Coast residents have been charged with drug offences compared with 0.8% in Brisbane not including repeat offenders. <text:s/></text:p>
              </text:list-item>
              <text:list-item>
                <text:p>This is a 50% 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ee – Why is this an Issu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In some circumstances using illicit substances can be only harmful to the one using the drug</text:p>
              </text:list-item>
              <text:list-item>
                <text:p>However this is obviously not always the case and many drugs make people extremely aggressive and and cause large amounts of violence in communities.</text:p>
              </text:list-item>
              <text:list-item>
                <text:p>Since Violence is obviously bad, taking drugs causing violence should not be toler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e – What is Causing the Issue</text:p>
          </draw:text-box>
        </draw:frame>
        <draw:frame presentation:style-name="pr8" draw:layer="layout" svg:width="26cm" svg:height="10.5cm" svg:x="1.5cm" svg:y="4.125cm" presentation:class="outline" presentation:user-transformed="true">
          <draw:text-box>
            <text:list text:style-name="L2">
              <text:list-item>
                <text:p>People try Methamphetamine for a few reasons including:</text:p>
                <text:list>
                  <text:list-item>
                    <text:p>Curiosity</text:p>
                  </text:list-item>
                  <text:list-item>
                    <text:p>Boredom</text:p>
                  </text:list-item>
                  <text:list-item>
                    <text:p>Cope with Mental Health Issues (Depression/Anxiety)</text:p>
                  </text:list-item>
                  <text:list-item>
                    <text:p><text:span text:style-name="T1">Feeling apart of a social grou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See – What is Causing the Issu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nce these people are “in the door” further use it usually caused by addiction</text:p>
              </text:list-item>
              <text:list-item>
                <text:p text:style-name="P5">Methamphetamine is highly addic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Judge – What Should Be Done About It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14:25:29.218370557</meta:creation-date>
    <meta:editing-duration>PT14M47S</meta:editing-duration>
    <meta:editing-cycles>4</meta:editing-cycles>
    <meta:generator>LibreOffice/7.3.6.2$Linux_X86_64 LibreOffice_project/30$Build-2</meta:generator>
    <dc:title>Midnightblue</dc:title>
    <dc:date>2022-10-25T13:29:45.820357094</dc:date>
    <meta:document-statistic meta:object-count="77"/>
  </office:meta>
</office:document-meta>
</file>